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fo:font-weight="bold" officeooo:rsid="00078575" officeooo:paragraph-rsid="00078575" style:font-weight-asian="bold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text-underline-style="none" fo:font-weight="normal" officeooo:rsid="00078575" officeooo:paragraph-rsid="00078575" style:font-weight-asian="normal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style:text-underline-style="none" fo:font-weight="bold" officeooo:rsid="00078575" officeooo:paragraph-rsid="0007857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שאלה 1:</text:p>
      <text:p text:style-name="P1"/>
      <text:p text:style-name="P3">ב.</text:p>
      <text:p text:style-name="P2">חריגה זו אינה נזרקת כיוון שהמחלקה מממשת את הממשק של Clonable.</text:p>
      <text:p text:style-name="P2"/>
      <text:p text:style-name="P3">ד.</text:p>
      <text:p text:style-name="P2">המחלקה Color היא Imutable זאת מכיוון שאין לה setters ולכן במימוש המחלקה האבסטרקטית Shape נוכל להחזיר את color ישירות מבלי לחשוש מחשיפה של משתנה פרטי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23:58:28.272590188</meta:creation-date>
    <dc:date>2019-12-03T00:04:16.824158445</dc:date>
    <meta:editing-duration>PT5M49S</meta:editing-duration>
    <meta:editing-cycles>1</meta:editing-cycles>
    <meta:document-statistic meta:table-count="0" meta:image-count="0" meta:object-count="0" meta:page-count="1" meta:paragraph-count="5" meta:word-count="40" meta:character-count="221" meta:non-whitespace-character-count="186"/>
    <meta:generator>LibreOffice/6.3.3.2$Linux_X86_64 LibreOffice_project/30$Build-2</meta:generator>
  </office:meta>
</office:document-meta>
</file>